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Ergebnisse" style:family="table">
      <style:table-properties style:width="17.013cm" fo:margin-left="0cm" fo:margin-right="-0.012cm" table:align="margins"/>
    </style:style>
    <style:style style:name="Ergebnisse.A" style:family="table-column">
      <style:table-column-properties style:column-width="2.963cm" style:rel-column-width="1680*"/>
    </style:style>
    <style:style style:name="Ergebnisse.B" style:family="table-column">
      <style:table-column-properties style:column-width="4.419cm" style:rel-column-width="2505*"/>
    </style:style>
    <style:style style:name="Ergebnisse.C" style:family="table-column">
      <style:table-column-properties style:column-width="4.551cm" style:rel-column-width="2580*"/>
    </style:style>
    <style:style style:name="Ergebnisse.D" style:family="table-column">
      <style:table-column-properties style:column-width="5.08cm" style:rel-column-width="2880*"/>
    </style:style>
    <style:style style:name="Ergebnisse.A1" style:family="table-cell">
      <style:table-cell-properties fo:padding="0.097cm" fo:border-left="0.002cm solid #000000" fo:border-right="none" fo:border-top="0.002cm solid #000000" fo:border-bottom="0.002cm solid #000000"/>
    </style:style>
    <style:style style:name="Ergebnisse.D1" style:family="table-cell">
      <style:table-cell-properties fo:padding="0.097cm" fo:border="0.002cm solid #000000"/>
    </style:style>
    <style:style style:name="Ergebnisse.A2" style:family="table-cell">
      <style:table-cell-properties fo:padding="0.097cm" fo:border-left="0.002cm solid #000000" fo:border-right="none" fo:border-top="none" fo:border-bottom="0.002cm solid #000000"/>
    </style:style>
    <style:style style:name="Ergebnisse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Table_20_Contents">
      <style:text-properties fo:font-size="14pt" style:font-size-asian="14pt" style:font-size-complex="14pt"/>
    </style:style>
    <style:style style:name="P3" style:family="paragraph" style:parent-style-name="Table_20_Contents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bbb529" style:font-name="JetBrains Mono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fallermittlungs Ergebnisse:</text:p>
      <text:p text:style-name="P1"/>
      <table:table table:name="Ergebnisse" table:style-name="Ergebnisse">
        <table:table-column table:style-name="Ergebnisse.A"/>
        <table:table-column table:style-name="Ergebnisse.B"/>
        <table:table-column table:style-name="Ergebnisse.C"/>
        <table:table-column table:style-name="Ergebnisse.D"/>
        <table:table-row>
          <table:table-cell table:style-name="Ergebnisse.A1" office:value-type="string">
            <text:p text:style-name="P3">Testnummer</text:p>
          </table:table-cell>
          <table:table-cell table:style-name="Ergebnisse.A1" office:value-type="string">
            <text:p text:style-name="P3">geprüfte(r) ÄK/GW</text:p>
          </table:table-cell>
          <table:table-cell table:style-name="Ergebnisse.A1" office:value-type="string">
            <text:p text:style-name="P3">Alter, Guthaben</text:p>
          </table:table-cell>
          <table:table-cell table:style-name="Ergebnisse.D1" office:value-type="string">
            <text:p text:style-name="P3">erwartetes Ergebnis</text:p>
          </table:table-cell>
        </table:table-row>
        <table:table-row>
          <table:table-cell table:style-name="Ergebnisse.A2" office:value-type="string">
            <text:p text:style-name="P2">1</text:p>
          </table:table-cell>
          <table:table-cell table:style-name="Ergebnisse.A2" office:value-type="string">
            <text:p text:style-name="P2">AK Guthaben1</text:p>
          </table:table-cell>
          <table:table-cell table:style-name="Ergebnisse.A2" office:value-type="string">
            <text:p text:style-name="P2">50,50</text:p>
          </table:table-cell>
          <table:table-cell table:style-name="Ergebnisse.D2" office:value-type="string">
            <text:p text:style-name="P2">1</text:p>
          </table:table-cell>
        </table:table-row>
        <table:table-row>
          <table:table-cell table:style-name="Ergebnisse.A2" office:value-type="string">
            <text:p text:style-name="P2">2</text:p>
          </table:table-cell>
          <table:table-cell table:style-name="Ergebnisse.A2" office:value-type="string">
            <text:p text:style-name="P2">AK Guthaben2</text:p>
          </table:table-cell>
          <table:table-cell table:style-name="Ergebnisse.A2" office:value-type="string">
            <text:p text:style-name="P2">50,500</text:p>
          </table:table-cell>
          <table:table-cell table:style-name="Ergebnisse.D2" office:value-type="string">
            <text:p text:style-name="P2">3</text:p>
          </table:table-cell>
        </table:table-row>
        <table:table-row>
          <table:table-cell table:style-name="Ergebnisse.A2" office:value-type="string">
            <text:p text:style-name="P2">3</text:p>
          </table:table-cell>
          <table:table-cell table:style-name="Ergebnisse.A2" office:value-type="string">
            <text:p text:style-name="P2">AK Guthaben3</text:p>
          </table:table-cell>
          <table:table-cell table:style-name="Ergebnisse.A2" office:value-type="string">
            <text:p text:style-name="P2">50.5000</text:p>
          </table:table-cell>
          <table:table-cell table:style-name="Ergebnisse.D2" office:value-type="string">
            <text:p text:style-name="P2">5</text:p>
          </table:table-cell>
        </table:table-row>
        <table:table-row>
          <table:table-cell table:style-name="Ergebnisse.A2" office:value-type="string">
            <text:p text:style-name="P2">4</text:p>
          </table:table-cell>
          <table:table-cell table:style-name="Ergebnisse.A2" office:value-type="string">
            <text:p text:style-name="P2">GW Guthaben1</text:p>
          </table:table-cell>
          <table:table-cell table:style-name="Ergebnisse.A2" office:value-type="string">
            <text:p text:style-name="P2">50,1</text:p>
          </table:table-cell>
          <table:table-cell table:style-name="Ergebnisse.D2" office:value-type="string">
            <text:p text:style-name="P2">1</text:p>
          </table:table-cell>
        </table:table-row>
        <table:table-row>
          <table:table-cell table:style-name="Ergebnisse.A2" office:value-type="string">
            <text:p text:style-name="P2">5</text:p>
          </table:table-cell>
          <table:table-cell table:style-name="Ergebnisse.A2" office:value-type="string">
            <text:p text:style-name="P2">GW Guthaben2</text:p>
          </table:table-cell>
          <table:table-cell table:style-name="Ergebnisse.A2" office:value-type="string">
            <text:p text:style-name="P2">50,100</text:p>
          </table:table-cell>
          <table:table-cell table:style-name="Ergebnisse.D2" office:value-type="string">
            <text:p text:style-name="P2">1</text:p>
          </table:table-cell>
        </table:table-row>
        <table:table-row>
          <table:table-cell table:style-name="Ergebnisse.A2" office:value-type="string">
            <text:p text:style-name="P2">6</text:p>
          </table:table-cell>
          <table:table-cell table:style-name="Ergebnisse.A2" office:value-type="string">
            <text:p text:style-name="P2">GW Guthaben3</text:p>
          </table:table-cell>
          <table:table-cell table:style-name="Ergebnisse.A2" office:value-type="string">
            <text:p text:style-name="P2">50,101</text:p>
          </table:table-cell>
          <table:table-cell table:style-name="Ergebnisse.D2" office:value-type="string">
            <text:p text:style-name="P2">3</text:p>
          </table:table-cell>
        </table:table-row>
        <table:table-row>
          <table:table-cell table:style-name="Ergebnisse.A2" office:value-type="string">
            <text:p text:style-name="P2">7</text:p>
          </table:table-cell>
          <table:table-cell table:style-name="Ergebnisse.A2" office:value-type="string">
            <text:p text:style-name="P2">GW Guthaben4</text:p>
          </table:table-cell>
          <table:table-cell table:style-name="Ergebnisse.A2" office:value-type="string">
            <text:p text:style-name="P2">50,1000</text:p>
          </table:table-cell>
          <table:table-cell table:style-name="Ergebnisse.D2" office:value-type="string">
            <text:p text:style-name="P2">3</text:p>
          </table:table-cell>
        </table:table-row>
        <table:table-row>
          <table:table-cell table:style-name="Ergebnisse.A2" office:value-type="string">
            <text:p text:style-name="P2">8</text:p>
          </table:table-cell>
          <table:table-cell table:style-name="Ergebnisse.A2" office:value-type="string">
            <text:p text:style-name="P2">GW Guthaben5</text:p>
          </table:table-cell>
          <table:table-cell table:style-name="Ergebnisse.A2" office:value-type="string">
            <text:p text:style-name="P2">50,1001</text:p>
          </table:table-cell>
          <table:table-cell table:style-name="Ergebnisse.D2" office:value-type="string">
            <text:p text:style-name="P2">5</text:p>
          </table:table-cell>
        </table:table-row>
        <table:table-row>
          <table:table-cell table:style-name="Ergebnisse.A2" office:value-type="string">
            <text:p text:style-name="P2">9</text:p>
          </table:table-cell>
          <table:table-cell table:style-name="Ergebnisse.A2" office:value-type="string">
            <text:p text:style-name="P2">uAK Guthaben</text:p>
          </table:table-cell>
          <table:table-cell table:style-name="Ergebnisse.A2" office:value-type="string">
            <text:p text:style-name="P2">50,-5</text:p>
          </table:table-cell>
          <table:table-cell table:style-name="Ergebnisse.D2" office:value-type="string">
            <text:p text:style-name="P2">0</text:p>
          </table:table-cell>
        </table:table-row>
        <table:table-row>
          <table:table-cell table:style-name="Ergebnisse.A2" office:value-type="string">
            <text:p text:style-name="P2">10</text:p>
          </table:table-cell>
          <table:table-cell table:style-name="Ergebnisse.A2" office:value-type="string">
            <text:p text:style-name="P2">uGW Guthaben</text:p>
          </table:table-cell>
          <table:table-cell table:style-name="Ergebnisse.A2" office:value-type="string">
            <text:p text:style-name="P2">50,0</text:p>
          </table:table-cell>
          <table:table-cell table:style-name="Ergebnisse.D2" office:value-type="string">
            <text:p text:style-name="P2">0</text:p>
          </table:table-cell>
        </table:table-row>
        <table:table-row>
          <table:table-cell table:style-name="Ergebnisse.A2" office:value-type="string">
            <text:p text:style-name="P2">11</text:p>
          </table:table-cell>
          <table:table-cell table:style-name="Ergebnisse.A2" office:value-type="string">
            <text:p text:style-name="P2">AK Alter1</text:p>
          </table:table-cell>
          <table:table-cell table:style-name="Ergebnisse.A2" office:value-type="string">
            <text:p text:style-name="P2">3,50</text:p>
          </table:table-cell>
          <table:table-cell table:style-name="Ergebnisse.D2" office:value-type="string">
            <text:p text:style-name="P2">1.5</text:p>
          </table:table-cell>
        </table:table-row>
        <table:table-row>
          <table:table-cell table:style-name="Ergebnisse.A2" office:value-type="string">
            <text:p text:style-name="P2">12</text:p>
          </table:table-cell>
          <table:table-cell table:style-name="Ergebnisse.A2" office:value-type="string">
            <text:p text:style-name="P2">AK Alter2</text:p>
          </table:table-cell>
          <table:table-cell table:style-name="Ergebnisse.A2" office:value-type="string">
            <text:p text:style-name="P2">50,50</text:p>
          </table:table-cell>
          <table:table-cell table:style-name="Ergebnisse.D2" office:value-type="string">
            <text:p text:style-name="P2">1</text:p>
          </table:table-cell>
        </table:table-row>
        <table:table-row>
          <table:table-cell table:style-name="Ergebnisse.A2" office:value-type="string">
            <text:p text:style-name="Table_20_Contents"><text:span text:style-name="T1">13</text:span></text:p>
          </table:table-cell>
          <table:table-cell table:style-name="Ergebnisse.A2" office:value-type="string">
            <text:p text:style-name="P2">AK Alter3</text:p>
          </table:table-cell>
          <table:table-cell table:style-name="Ergebnisse.A2" office:value-type="string">
            <text:p text:style-name="P2">69,50</text:p>
          </table:table-cell>
          <table:table-cell table:style-name="Ergebnisse.D2" office:value-type="string">
            <text:p text:style-name="P2">2</text:p>
          </table:table-cell>
        </table:table-row>
        <table:table-row>
          <table:table-cell table:style-name="Ergebnisse.A2" office:value-type="string">
            <text:p text:style-name="P2">14</text:p>
          </table:table-cell>
          <table:table-cell table:style-name="Ergebnisse.A2" office:value-type="string">
            <text:p text:style-name="P2">GW Alter1 </text:p>
          </table:table-cell>
          <table:table-cell table:style-name="Ergebnisse.A2" office:value-type="string">
            <text:p text:style-name="P2">0,50</text:p>
          </table:table-cell>
          <table:table-cell table:style-name="Ergebnisse.D2" office:value-type="string">
            <text:p text:style-name="P2">1.5</text:p>
          </table:table-cell>
        </table:table-row>
        <table:table-row>
          <table:table-cell table:style-name="Ergebnisse.A2" office:value-type="string">
            <text:p text:style-name="P2">15</text:p>
          </table:table-cell>
          <table:table-cell table:style-name="Ergebnisse.A2" office:value-type="string">
            <text:p text:style-name="P2">GW Alter2</text:p>
          </table:table-cell>
          <table:table-cell table:style-name="Ergebnisse.A2" office:value-type="string">
            <text:p text:style-name="P2">5,50</text:p>
          </table:table-cell>
          <table:table-cell table:style-name="Ergebnisse.D2" office:value-type="string">
            <text:p text:style-name="P2">1</text:p>
          </table:table-cell>
        </table:table-row>
        <table:table-row>
          <table:table-cell table:style-name="Ergebnisse.A2" office:value-type="string">
            <text:p text:style-name="P2">16</text:p>
          </table:table-cell>
          <table:table-cell table:style-name="Ergebnisse.A2" office:value-type="string">
            <text:p text:style-name="P2">GW Alter3</text:p>
          </table:table-cell>
          <table:table-cell table:style-name="Ergebnisse.A2" office:value-type="string">
            <text:p text:style-name="P2">6,50</text:p>
          </table:table-cell>
          <table:table-cell table:style-name="Ergebnisse.D2" office:value-type="string">
            <text:p text:style-name="P2">1</text:p>
          </table:table-cell>
        </table:table-row>
        <table:table-row>
          <table:table-cell table:style-name="Ergebnisse.A2" office:value-type="string">
            <text:p text:style-name="P2">17</text:p>
          </table:table-cell>
          <table:table-cell table:style-name="Ergebnisse.A2" office:value-type="string">
            <text:p text:style-name="P2">GW Alter4</text:p>
          </table:table-cell>
          <table:table-cell table:style-name="Ergebnisse.A2" office:value-type="string">
            <text:p text:style-name="P2">64,50</text:p>
          </table:table-cell>
          <table:table-cell table:style-name="Ergebnisse.D2" office:value-type="string">
            <text:p text:style-name="P2">1</text:p>
          </table:table-cell>
        </table:table-row>
        <table:table-row>
          <table:table-cell table:style-name="Ergebnisse.A2" office:value-type="string">
            <text:p text:style-name="P2">18</text:p>
          </table:table-cell>
          <table:table-cell table:style-name="Ergebnisse.A2" office:value-type="string">
            <text:p text:style-name="P2">GWAlter5</text:p>
          </table:table-cell>
          <table:table-cell table:style-name="Ergebnisse.A2" office:value-type="string">
            <text:p text:style-name="P2">65,50</text:p>
          </table:table-cell>
          <table:table-cell table:style-name="Ergebnisse.D2" office:value-type="string">
            <text:p text:style-name="P2">2</text:p>
          </table:table-cell>
        </table:table-row>
        <table:table-row>
          <table:table-cell table:style-name="Ergebnisse.A2" office:value-type="string">
            <text:p text:style-name="P2">19</text:p>
          </table:table-cell>
          <table:table-cell table:style-name="Ergebnisse.A2" office:value-type="string">
            <text:p text:style-name="P2">uAK Alter</text:p>
          </table:table-cell>
          <table:table-cell table:style-name="Ergebnisse.A2" office:value-type="string">
            <text:p text:style-name="P2">-50,50</text:p>
          </table:table-cell>
          <table:table-cell table:style-name="Ergebnisse.D2" office:value-type="string">
            <text:p text:style-name="P2">0</text:p>
          </table:table-cell>
        </table:table-row>
        <table:table-row>
          <table:table-cell table:style-name="Ergebnisse.A2" office:value-type="string">
            <text:p text:style-name="P2">20</text:p>
          </table:table-cell>
          <table:table-cell table:style-name="Ergebnisse.A2" office:value-type="string">
            <text:p text:style-name="P2">uGW Alter</text:p>
          </table:table-cell>
          <table:table-cell table:style-name="Ergebnisse.A2" office:value-type="string">
            <text:p text:style-name="P2">-1,50</text:p>
          </table:table-cell>
          <table:table-cell table:style-name="Ergebnisse.D2" office:value-type="string">
            <text:p text:style-name="P2">0</text:p>
          </table:table-cell>
        </table:table-row>
        <table:table-row>
          <table:table-cell table:style-name="Ergebnisse.A2" office:value-type="string">
            <text:p text:style-name="P2"/>
          </table:table-cell>
          <table:table-cell table:style-name="Ergebnisse.A2" office:value-type="string">
            <text:p text:style-name="P2"/>
          </table:table-cell>
          <table:table-cell table:style-name="Ergebnisse.A2" office:value-type="string">
            <text:p text:style-name="P2"/>
          </table:table-cell>
          <table:table-cell table:style-name="Ergebnisse.D2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6-13T20:00:09.62</meta:creation-date>
    <meta:generator>OpenOffice/4.1.11$Win32 OpenOffice.org_project/4111m1$Build-9808</meta:generator>
    <meta:document-statistic meta:table-count="1" meta:image-count="0" meta:object-count="0" meta:page-count="1" meta:paragraph-count="85" meta:word-count="108" meta:character-count="461"/>
    <dc:date>2022-06-13T20:15:27.62</dc:date>
    <meta:editing-duration>PT15M18S</meta:editing-duration>
    <meta:editing-cycles>1</meta:editing-cycles>
  </office:meta>
</office:document-meta>
</file>